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ello world!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aru Lega</meta:initial-creator>
    <dc:creator>Charu Lega</dc:creator>
    <meta:creation-date>2026-03-25T13:41:00Z</meta:creation-date>
    <dc:date>2026-03-25T13:41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3" meta:row-count="1" meta:non-whitespace-character-count="12"/>
  </office:meta>
</office:document-meta>
</file>